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Droid Sans" svg:font-family="'Droid Sans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rebuchet MS" svg:font-family="'Trebuchet M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Normal">
      <style:paragraph-properties fo:margin-top="0cm" fo:margin-bottom="0cm" fo:line-height="100%"/>
      <style:text-properties style:font-name="Times New Roman" fo:font-size="12pt" style:font-name-asian="Times New Roman" style:font-size-asian="12pt" style:language-asian="fr" style:country-asian="FR" style:font-name-complex="Times New Roman" style:font-size-complex="12pt"/>
    </style:style>
    <style:style style:name="P2" style:family="paragraph" style:parent-style-name="Normal">
      <style:paragraph-properties fo:margin-top="0cm" fo:margin-bottom="0cm" fo:line-height="100%"/>
    </style:style>
    <style:style style:name="P3" style:family="paragraph" style:parent-style-name="Normal">
      <style:paragraph-properties fo:margin-top="0.353cm" fo:margin-bottom="0cm" fo:line-height="100%"/>
    </style:style>
    <style:style style:name="P4" style:family="paragraph" style:parent-style-name="Normal">
      <style:paragraph-properties fo:margin-top="0.282cm" fo:margin-bottom="0cm" fo:line-height="100%"/>
    </style:style>
    <style:style style:name="P5" style:family="paragraph" style:parent-style-name="Normal">
      <style:paragraph-properties fo:margin-top="0cm" fo:margin-bottom="0.423cm" fo:line-height="100%"/>
      <style:text-properties style:font-name="Times New Roman" fo:font-size="12pt" style:font-name-asian="Times New Roman" style:font-size-asian="12pt" style:language-asian="fr" style:country-asian="FR" style:font-name-complex="Times New Roman" style:font-size-complex="12pt"/>
    </style:style>
    <style:style style:name="P6" style:family="paragraph" style:parent-style-name="Normal" style:master-page-name="MP0">
      <style:paragraph-properties fo:margin-top="0cm" fo:margin-bottom="0cm" fo:line-height="100%" style:page-number="auto" fo:break-before="page"/>
    </style:style>
    <style:style style:name="P7" style:family="paragraph" style:parent-style-name="Normal">
      <style:paragraph-properties fo:margin-top="0.353cm" fo:margin-bottom="0cm" fo:line-height="100%"/>
    </style:style>
    <style:style style:name="T1" style:family="text">
      <style:text-properties fo:color="#000000" style:font-name="Droid Sans" fo:font-size="16pt" style:font-name-asian="Times New Roman" style:font-size-asian="16pt" style:language-asian="fr" style:country-asian="FR" style:font-name-complex="Times New Roman" style:font-size-complex="16pt"/>
    </style:style>
    <style:style style:name="T2" style:family="text">
      <style:text-properties fo:color="#000000" style:font-name="Trebuchet MS" fo:font-size="16pt" style:letter-kerning="true" style:font-name-asian="Times New Roman" style:font-size-asian="16pt" style:language-asian="fr" style:country-asian="FR" style:font-name-complex="Times New Roman" style:font-size-complex="16pt"/>
    </style:style>
    <style:style style:name="T3" style:family="text">
      <style:text-properties fo:color="#000000" style:font-name="Trebuchet MS" fo:font-size="16pt" style:font-name-asian="Times New Roman" style:font-size-asian="16pt" style:language-asian="fr" style:country-asian="FR" style:font-name-complex="Times New Roman" style:font-size-complex="16pt"/>
    </style:style>
    <style:style style:name="T4" style:family="text">
      <style:text-properties fo:color="#000000" style:font-name="Trebuchet MS" fo:font-size="13pt" fo:font-weight="bold" style:font-name-asian="Times New Roman" style:font-size-asian="13pt" style:language-asian="fr" style:country-asian="FR" style:font-weight-asian="bold" style:font-name-complex="Times New Roman" style:font-size-complex="13pt" style:font-weight-complex="bold"/>
    </style:style>
    <style:style style:name="T5" style:family="text">
      <style:text-properties fo:color="#000000" style:font-name="Arial" fo:font-size="11.5pt" style:font-name-asian="Times New Roman" style:font-size-asian="11.5pt" style:language-asian="fr" style:country-asian="FR" style:font-name-complex="Arial" style:font-size-complex="11.5pt"/>
    </style:style>
    <style:style style:name="T6" style:family="text">
      <style:text-properties fo:color="#000000" style:font-name="Arial" fo:font-size="9pt" style:font-name-asian="Times New Roman" style:font-size-asian="9pt" style:language-asian="fr" style:country-asian="FR" style:font-name-complex="Arial" style:font-size-complex="9pt"/>
    </style:style>
    <style:style style:name="T7" style:family="text">
      <style:text-properties fo:color="#666666" style:font-name="Trebuchet MS" fo:font-size="12pt" fo:font-weight="bold" style:font-name-asian="Times New Roman" style:font-size-asian="12pt" style:language-asian="fr" style:country-asian="FR" style:font-weight-asian="bold" style:font-name-complex="Times New Roman" style:font-size-complex="12pt" style:font-weight-complex="bold"/>
    </style:style>
    <style:style style:name="T8" style:family="text">
      <style:text-properties style:font-name="Times New Roman" fo:font-size="12pt" style:font-name-asian="Times New Roman" style:font-size-asian="12pt" style:language-asian="fr" style:country-asian="FR" style:font-name-complex="Times New Roman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Police_20_par_20_défaut"><text:span text:style-name="T1">NFE114 - Système d’information et Web - Rapport projet</text:span></text:span></text:p>
      <text:p text:style-name="P3"><text:span text:style-name="Police_20_par_20_défaut"><text:span text:style-name="T2">Introduction </text:span></text:span></text:p>
      <text:p text:style-name="P3"><text:span text:style-name="Police_20_par_20_défaut"><text:span text:style-name="T2">ghfhfg</text:span></text:span></text:p>
      <text:p text:style-name="P1"/>
      <text:p text:style-name="P3"><text:span text:style-name="Police_20_par_20_défaut"><text:span text:style-name="T4">Contexte Général</text:span></text:span></text:p>
      <text:p text:style-name="P3"><text:span text:style-name="Police_20_par_20_défaut"><text:span text:style-name="T4">Contexte Technique</text:span></text:span></text:p>
      <text:p text:style-name="P4"><text:span text:style-name="Police_20_par_20_défaut"><text:span text:style-name="T7">Choix des méthodes</text:span></text:span></text:p>
      <text:p text:style-name="P2"><text:span text:style-name="Police_20_par_20_défaut"><text:span text:style-name="T5">La méthode de développement MVC</text:span></text:span></text:p>
      <text:p text:style-name="P4"><text:span text:style-name="Police_20_par_20_défaut"><text:span text:style-name="T7">Choix de Programmation et outils utilisés</text:span></text:span></text:p>
      <text:p text:style-name="P2"><text:span text:style-name="Police_20_par_20_défaut"><text:span text:style-name="T6">Architecture Technique proposée</text:span></text:span></text:p>
      <text:p text:style-name="P2"><text:span text:style-name="Police_20_par_20_défaut"><text:span text:style-name="T6">Logiciels Utilisés </text:span></text:span></text:p>
      <text:p text:style-name="P5"/>
      <text:p text:style-name="P3"><text:span text:style-name="Police_20_par_20_défaut"><text:span text:style-name="T2">Analyse et modélisation des besoins</text:span></text:span></text:p>
      <text:p text:style-name="P3"><text:span text:style-name="Police_20_par_20_défaut"><text:span text:style-name="T4">Analyse des besoins </text:span></text:span></text:p>
      <text:p text:style-name="P4"><text:span text:style-name="Police_20_par_20_défaut"><text:span text:style-name="T7">Objectifs principaux</text:span></text:span></text:p>
      <text:p text:style-name="P4"><text:span text:style-name="Police_20_par_20_défaut"><text:span text:style-name="T7">Identification des acteurs</text:span></text:span></text:p>
      <text:p text:style-name="P1"/>
      <text:p text:style-name="P3"><text:span text:style-name="Police_20_par_20_défaut"><text:span text:style-name="T4">Cas d’utilisation et description</text:span></text:span></text:p>
      <text:p text:style-name="P4"><text:span text:style-name="Police_20_par_20_défaut"><text:span text:style-name="T7">Diagrammes globale des cas d’utilisation</text:span></text:span></text:p>
      <text:p text:style-name="P4"><text:span text:style-name="Police_20_par_20_défaut"><text:span text:style-name="T7">Descriptions des cas d’utilisations </text:span></text:span></text:p>
      <text:p text:style-name="P4"><text:span text:style-name="Police_20_par_20_défaut"><text:span text:style-name="T7">Diagrammes d’activités </text:span></text:span></text:p>
      <text:p text:style-name="P1"/>
      <text:p text:style-name="P3"><text:span text:style-name="Police_20_par_20_défaut"><text:span text:style-name="T4">Besoins non fonctionnels</text:span></text:span></text:p>
      <text:p text:style-name="P3"><text:span text:style-name="Police_20_par_20_défaut"><text:span text:style-name="T4">Conception</text:span></text:span></text:p>
      <text:p text:style-name="P4"><text:span text:style-name="Police_20_par_20_défaut"><text:span text:style-name="T7">Diagramme de classe de conception</text:span></text:span></text:p>
      <text:p text:style-name="P4"><text:span text:style-name="Police_20_par_20_défaut"><text:span text:style-name="T7">Diagrammes Acteur/Flux</text:span></text:span></text:p>
      <text:p text:style-name="P1"/>
      <text:p text:style-name="P2"><text:span text:style-name="Police_20_par_20_défaut"><text:span text:style-name="T6">Diagrammes pour l’acteur Visiteur</text:span></text:span></text:p>
      <text:p text:style-name="P2"><text:span text:style-name="Police_20_par_20_défaut"><text:span text:style-name="T6">Diagrammes pour l’acteur Auteur </text:span></text:span></text:p>
      <text:p text:style-name="P2"><text:span text:style-name="Police_20_par_20_défaut"><text:span text:style-name="T6">Diagrammes pour l’acteur Relecteur</text:span></text:span></text:p>
      <text:p text:style-name="P2"><text:span text:style-name="Police_20_par_20_défaut"><text:span text:style-name="T6">Diagramme de séquence</text:span></text:span></text:p>
      <text:p text:style-name="P1"/>
      <text:p text:style-name="P3"><text:span text:style-name="Police_20_par_20_défaut"><text:span text:style-name="T2">Implémentation et réalisation</text:span></text:span></text:p>
      <text:p text:style-name="P1"/>
      <text:p text:style-name="P3"><text:span text:style-name="Police_20_par_20_défaut"><text:span text:style-name="T4">Modélisation du modèle MVC et accès des données (DAO)</text:span></text:span></text:p>
      <text:p text:style-name="P4"><text:soft-page-break/><text:span text:style-name="Police_20_par_20_défaut"><text:span text:style-name="T7">Utiliser l’architecture MVC et les applications Web.</text:span></text:span></text:p>
      <text:p text:style-name="P4"><text:span text:style-name="Police_20_par_20_défaut"><text:span text:style-name="T7">Architecture MVC de notre application Web</text:span></text:span></text:p>
      <text:p text:style-name="P4"><text:span text:style-name="Police_20_par_20_défaut"><text:span text:style-name="T7">Pattern pour la persistance des objets avec Dao </text:span></text:span></text:p>
      <text:p text:style-name="P4"><text:span text:style-name="Police_20_par_20_défaut"><text:span text:style-name="T7">Structure de l’application selon le modèle MVC</text:span></text:span></text:p>
      <text:p text:style-name="P1"/>
      <text:p text:style-name="P3"><text:span text:style-name="Police_20_par_20_défaut"><text:span text:style-name="T4">Explication du code</text:span></text:span></text:p>
      <text:p text:style-name="P1"/>
      <text:p text:style-name="P3"><text:span text:style-name="Police_20_par_20_défaut"><text:span text:style-name="T4">Manuel d’installation</text:span></text:span></text:p>
      <text:p text:style-name="P1"/>
      <text:p text:style-name="P3"><text:span text:style-name="Police_20_par_20_défaut"><text:span text:style-name="T4">Test</text:span></text:span></text:p>
      <text:p text:style-name="Normal"><text:span text:style-name="Police_20_par_20_défaut"><text:span text:style-name="T8"><text:line-break/></text:span></text:span><text:span text:style-name="Police_20_par_20_défaut"><text:span text:style-name="T3">Conclusion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Droid Sans" svg:font-family="'Droid Sans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rebuchet MS" svg:font-family="'Trebuchet M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draw:fill-color="#5b9bd5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fr" fo:country="FR" fo:font-style="normal" style:text-underline-style="none" fo:font-weight="normal" style:letter-kerning="false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fr" fo:country="FR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combine-start-char="" style:text-combine-end-char="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1" style:display-name="Heading 1" style:family="paragraph" style:parent-style-name="Normal" style:default-outline-level="1" style:class="text">
      <style:paragraph-properties fo:margin-top="0.176cm" fo:margin-bottom="0.176cm" fo:line-height="100%" fo:hyphenation-ladder-count="no-limit"/>
      <style:text-properties style:font-name="Times New Roman" fo:font-size="24pt" fo:font-weight="bold" style:letter-kerning="true" style:font-name-asian="Times New Roman" style:font-size-asian="24pt" style:language-asian="fr" style:country-asian="FR" style:font-weight-asian="bold" style:font-name-complex="Times New Roman" style:font-size-complex="24pt" style:font-weight-complex="bold" fo:hyphenate="false" fo:hyphenation-remain-char-count="0" fo:hyphenation-push-char-count="0"/>
    </style:style>
    <style:style style:name="Heading_20_2" style:display-name="Heading 2" style:family="paragraph" style:parent-style-name="Normal" style:default-outline-level="2" style:class="text">
      <style:paragraph-properties fo:margin-top="0.176cm" fo:margin-bottom="0.176cm" fo:line-height="100%" fo:hyphenation-ladder-count="no-limit"/>
      <style:text-properties style:font-name="Times New Roman" fo:font-size="18pt" fo:font-weight="bold" style:font-name-asian="Times New Roman" style:font-size-asian="18pt" style:language-asian="fr" style:country-asian="FR" style:font-weight-asian="bold" style:font-name-complex="Times New Roman" style:font-size-complex="18pt" style:font-weight-complex="bold" fo:hyphenate="false" fo:hyphenation-remain-char-count="0" fo:hyphenation-push-char-count="0"/>
    </style:style>
    <style:style style:name="Heading_20_3" style:display-name="Heading 3" style:family="paragraph" style:parent-style-name="Normal" style:default-outline-level="3" style:class="text">
      <style:paragraph-properties fo:margin-top="0.176cm" fo:margin-bottom="0.176cm" fo:line-height="100%" fo:hyphenation-ladder-count="no-limit"/>
      <style:text-properties style:font-name="Times New Roman" fo:font-size="13.5pt" fo:font-weight="bold" style:font-name-asian="Times New Roman" style:font-size-asian="13.5pt" style:language-asian="fr" style:country-asian="FR" style:font-weight-asian="bold" style:font-name-complex="Times New Roman" style:font-size-complex="13.5pt" style:font-weight-complex="bold"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Normal_20__28_Web_29_" style:display-name="Normal (Web)" style:family="paragraph" style:parent-style-name="Normal">
      <style:paragraph-properties fo:margin-top="0.176cm" fo:margin-bottom="0.176cm" fo:line-height="100%" fo:hyphenation-ladder-count="no-limit"/>
      <style:text-properties style:font-name="Times New Roman" fo:font-size="12pt" style:font-name-asian="Times New Roman" style:font-size-asian="12pt" style:language-asian="fr" style:country-asian="FR" style:font-name-complex="Times New Roman" style:font-size-complex="12pt" fo:hyphenate="false" fo:hyphenation-remain-char-count="0" fo:hyphenation-push-char-count="0"/>
    </style:style>
    <style:style style:name="Police_20_par_20_défaut" style:display-name="Police par défaut" style:family="text"/>
    <style:style style:name="Titre_20_1_20_Car" style:display-name="Titre 1 Car" style:family="text" style:parent-style-name="Police_20_par_20_défaut">
      <style:text-properties style:font-name="Times New Roman" fo:font-size="24pt" fo:font-weight="bold" style:letter-kerning="true" style:font-name-asian="Times New Roman" style:font-size-asian="24pt" style:language-asian="fr" style:country-asian="FR" style:font-weight-asian="bold" style:font-name-complex="Times New Roman" style:font-size-complex="24pt" style:font-weight-complex="bold"/>
    </style:style>
    <style:style style:name="Titre_20_2_20_Car" style:display-name="Titre 2 Car" style:family="text" style:parent-style-name="Police_20_par_20_défaut">
      <style:text-properties style:font-name="Times New Roman" fo:font-size="18pt" fo:font-weight="bold" style:font-name-asian="Times New Roman" style:font-size-asian="18pt" style:language-asian="fr" style:country-asian="FR" style:font-weight-asian="bold" style:font-name-complex="Times New Roman" style:font-size-complex="18pt" style:font-weight-complex="bold"/>
    </style:style>
    <style:style style:name="Titre_20_3_20_Car" style:display-name="Titre 3 Car" style:family="text" style:parent-style-name="Police_20_par_20_défaut">
      <style:text-properties style:font-name="Times New Roman" fo:font-size="13.5pt" fo:font-weight="bold" style:font-name-asian="Times New Roman" style:font-size-asian="13.5pt" style:language-asian="fr" style:country-asian="FR" style:font-weight-asian="bold" style:font-name-complex="Times New Roman" style:font-size-complex="13.5pt" style:font-weight-complex="bold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2.499cm" fo:margin-right="2.499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LibreOffice/3.3$Win32 LibreOffice_project/330m19$Build-202</meta:generator>
    <dc:title/>
    <dc:description/>
    <dc:subject/>
    <meta:initial-creator>Assistants</meta:initial-creator>
    <meta:creation-date>2013-05-11T12:06:00Z</meta:creation-date>
    <dc:date>2013-05-13T18:44:55.15</dc:date>
    <meta:editing-cycles>2</meta:editing-cycles>
    <meta:editing-duration>PT1M11S</meta:editing-duration>
    <meta:document-statistic meta:table-count="0" meta:image-count="0" meta:object-count="0" meta:page-count="2" meta:paragraph-count="36" meta:word-count="135" meta:character-count="1012"/>
    <meta:template xlink:type="simple" xlink:actuate="onRequest" xlink:title="" xlink:href="Normal.dotm"/>
  </office:meta>
</office:document-meta>
</file>